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f35d" officeooo:paragraph-rsid="0004f3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techniqu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TRICHET</meta:initial-creator>
    <meta:creation-date>2016-10-01T10:07:29.066000000</meta:creation-date>
    <dc:date>2016-10-01T10:07:54.626000000</dc:date>
    <dc:creator>Philippe TRICHET</dc:creator>
    <meta:editing-duration>PT25S</meta:editing-duration>
    <meta:editing-cycles>1</meta:editing-cycles>
    <meta:generator>LibreOffice/5.1.5.2$Windows_X86_64 LibreOffice_project/7a864d8825610a8c07cfc3bc01dd4fce6a9447e5</meta:generator>
    <meta:document-statistic meta:table-count="0" meta:image-count="0" meta:object-count="0" meta:page-count="1" meta:paragraph-count="1" meta:word-count="4" meta:character-count="28" meta:non-whitespace-character-count="25"/>
  </office:meta>
</office:document-meta>
</file>